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BlankRow">
      <style:text-properties officeooo:rsid="0030ba37" style:font-name-complex="Akaas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.0598in" style:contextual-spacing="false" fo:line-height="115%" fo:text-align="justify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fo:text-align="center" style:justify-single-word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 fo:text-align="center" style:justify-single-word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8T09:41:48.443000000</dc:date>
    <meta:editing-duration>PT2H57M7S</meta:editing-duration>
    <meta:editing-cycles>3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